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6"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7"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8"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9"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10"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11"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12"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13"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14"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15"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16"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17"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18"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19"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20"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21"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22"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23"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24"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25"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26"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27"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28"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29"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30"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31"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32"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33"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34"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35"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36"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37"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38"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39"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40"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41"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style:style style:name="P42" style:parent-style-name="Normal" style:family="paragraph">
      <style:paragraph-properties style:vertical-align="auto" fo:margin-bottom="0in" fo:line-height="100%" fo:background-color="#FFFFFF"/>
      <style:text-properties style:font-name-asian="Times New Roman" fo:color="#000000" fo:font-size="12pt" style:font-size-asian="12pt" style:font-size-complex="12pt" style:language-asian="en" style:country-asian="GB" fo:hyphenate="true"/>
    </style:style>
  </office:automatic-styles>
  <office:body>
    <office:text text:use-soft-page-breaks="true">
      <text:p text:style-name="P1">Minutes for week Five of the group project between the members of the Level 4-5 Group 17.</text:p>
      <text:p text:style-name="P2"/>
      <text:p text:style-name="Normal">Location of the meeting: Room w418 at the Waterfront Building.</text:p>
      <text:p text:style-name="Normal">Date of meeting: 9:20am to<text:s/>1:30pm</text:p>
      <text:p text:style-name="Normal">Attendees: Ross Warren, Darren Wright and Razvan Muresan Bardos.</text:p>
      <text:p text:style-name="Normal"/>
      <text:p text:style-name="P3">Matters of discussion.</text:p>
      <text:p text:style-name="Normal">This meeting we discussed the current plan for the week’s sprint, what work shall be divided amongst what members of the team and the current actions that should be taken to construct a playable prototype for the future presentation. We also had meetings with Dave and Rob about how to construct correctly to the brief and practice all the skills required to be a good group manager and group members, In Daves meeting we spoke about how maybe both emotions could be done in one scene, as the “boring” scene even though good medium for the emotions is going to cause the player to not play the game., because of the two demographics they are targeted at, if we wish to keep the “two scene” idea we would have to target it at the same player base.</text:p>
      <text:p text:style-name="P4">Decided Plan.</text:p>
      <text:p text:style-name="Normal">The group decided for this week the current plan;</text:p>
      <text:p text:style-name="P5">Ross;</text:p>
      <text:p text:style-name="P6">1 Hour: Skype/Discord Meetings.</text:p>
      <text:p text:style-name="P7">1 Hour Minutes: Compile the minutes for last weeks sprint and restore previous<text:s/>lost minutes. (HIGH PRIORITY to be done for today).</text:p>
      <text:p text:style-name="P8">2 Hours: Creating new in depth combat mechanic development (see Dave and Steve for help).</text:p>
      <text:p text:style-name="P9">1 Hour: Create a combat animation sprite sheet for main player character.</text:p>
      <text:p text:style-name="P10"/>
      <text:p text:style-name="P11">Razvan;</text:p>
      <text:p text:style-name="P12">30 Minutes: Skype/Discord. (to<text:s/>be planned preferably friday or monday)</text:p>
      <text:p text:style-name="P13">1 Hour and 30 Minutes: Make Backgrounds, Floor tiles and Platform tile sprites for the level. (HIGH PRIORITY to be done for Friday evening)</text:p>
      <text:p text:style-name="P14">2 Hours: Creating onism and Rukkenrunruhe generating assets for the game (<text:s/>After hopefully talking with Dave (set to be done for Monday).</text:p>
      <text:p text:style-name="P15"/>
      <text:p text:style-name="P16">Darren;</text:p>
      <text:p text:style-name="P17">30 Minutes: Skype/Discord meetings. (to be planned for friday or monday).</text:p>
      <text:p text:style-name="P18">1 Hour and 30 Minutes: Creating an enemy sprite the varies from the tank, use research and moodboards to give<text:s/>reason to your design choice and take care in drawing and designing. (HIGH PRIORITY to be done for Friday evening)</text:p>
      <text:p text:style-name="P19">1 Hour: Make multiple bullet sprites 52x52 to be used in unity for each weapon in our game. (HIGH PRIORITY to be done for Friday evening)</text:p>
      <text:p text:style-name="P20">3 Hours: Creating onism and Rukkenrunruhe generating assets for the game ( After hopefully talking with Dave (set to be done for Monday).</text:p>
      <text:p text:style-name="Normal"/>
      <text:p text:style-name="Normal"/>
      <text:p text:style-name="Normal"/>
      <text:p text:style-name="Normal">After settings these tasks I had realized that I had neglected to assign any hours to making the presentation for next<text:s/>weeks sprint and have edited the tasks as such;</text:p>
      <text:p text:style-name="P21">Ross;</text:p>
      <text:p text:style-name="P22">1 Hour: Skype/Discord Meetings.</text:p>
      <text:p text:style-name="P23">1 Hour Minutes: Compile the minutes for last weeks sprint and restore previous lost minutes. (HIGH PRIORITY to be done for today).</text:p>
      <text:p text:style-name="P24">2 Hours: Creating new in depth combat<text:s/>mechanic development (see Dave and Steve for help).</text:p>
      <text:p text:style-name="P25">1 Hour: Create PowerPoint presentation skeleton for all aspects that will be included.</text:p>
      <text:p text:style-name="P26">1 Hour: filling in slides with all necessary information.</text:p>
      <text:p text:style-name="P27"/>
      <text:p text:style-name="P28">Razvan;</text:p>
      <text:p text:style-name="P29">30 Minutes: Skype/Discord. (to be planned preferably friday or monday)</text:p>
      <text:p text:style-name="P30">1 Hour and 30 Minutes: Make Backgrounds, Floor tiles and Platform tile sprites for the level. (HIGH PRIORITY to be done for Friday evening)</text:p>
      <text:p text:style-name="P31">1 Hour: Creating onism and Rukkenrunruhe generating assets for the game ( After hopefully talking with Dave (set to be done for Monday).</text:p>
      <text:p text:style-name="P32">30 Minutes: Add<text:s/>into the skeleton of the PowerPoint slides dedicated to your art assets and study of emotions that you have done.</text:p>
      <text:p text:style-name="P33">1 Hour: Research into what out combat mechanic can be, that is not simply WASD make this mechanic interesting and able to keep the player involved in the game, this combat will involve shooting in some way maybe aesthetic or physical as it is justified by our research, create concept art for idea and explain decisions.</text:p>
      <text:p text:style-name="P34">1 Hour: Create slides in PowerPoint explaining our new mechanic you have made<text:s/>and how it make the player feel and make them act , if you can included onism and rukkenrunruhe here As well if it is related in any way.</text:p>
      <text:p text:style-name="P35"/>
      <text:p text:style-name="P36">Darren;</text:p>
      <text:p text:style-name="P37">30 Minutes: Skype/Discord meetings. (to be planned for friday or monday).</text:p>
      <text:p text:style-name="P38">1 Hour and 30 Minutes: Creating an<text:s/>enemy sprite the varies from the tank, use research and moodboards to give reason to your design choice and take care in drawing and designing. (HIGH PRIORITY to be done for Friday evening)</text:p>
      <text:p text:style-name="P39">1 Hour: Make multiple bullet sprites 52x52 to be used in unity for each weapon in our game. (HIGH PRIORITY to be done for Friday evening)</text:p>
      <text:p text:style-name="P40">2 Hours: After a skype/Discord meeting with Razvan we have decided on how to make the player feel rukkenrunruhe and onism in our game without the mining level, we are going back to the original VR theme, but when the player is not in the VR world they have to do something related to your research so it fits into the target demographic that is fun and quick for the player but drives them to go back to the VR world, this would be using your stealth element to hide the VR headset from somebody, avoiding clichés and stereotypes find a way of doing this, create concept art and a design document of how everything would work with justifications of why you have chosen these design ideas.</text:p>
      <text:p text:style-name="P41">1 Hour: Create slides in PowerPoint explaining our new scene you have made and how it make the player feel and make them act , if you can included onism and rukkenrunruhe here<text:s/></text:p>
      <text:p text:style-name="P42"/>
      <text:p text:style-name="Normal"/>
      <text:p text:style-name="Normal">This meeting was ended at 1:30pm the same day, and Skype and Discord meetings are being arranged for the weeks spri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evel 4-5 Group 17, Minutes For week Fiv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y PC</meta:initial-creator>
    <dc:creator>My PC</dc:creator>
    <meta:creation-date>2016-11-12T17:42:00Z</meta:creation-date>
    <dc:date>2016-11-12T17:48:00Z</dc:date>
    <meta:template xlink:href="Normal" xlink:type="simple"/>
    <meta:editing-cycles>4</meta:editing-cycles>
    <meta:editing-duration>PT360S</meta:editing-duration>
    <meta:document-statistic meta:page-count="1" meta:paragraph-count="10" meta:word-count="805" meta:character-count="5384" meta:row-count="38" meta:non-whitespace-character-count="4589"/>
  </office:meta>
</office:document-meta>
</file>